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background-color="#99ff66"/>
    </style:style>
    <style:style style:name="P2" style:family="paragraph" style:parent-style-name="Standard" style:list-style-name="L1"/>
    <style:style style:name="P3" style:family="paragraph" style:parent-style-name="Standard" style:list-style-name="L1">
      <style:text-properties fo:background-color="#99ff66"/>
    </style:style>
    <style:style style:name="P4" style:family="paragraph" style:parent-style-name="Standard" style:list-style-name="L2">
      <style:text-properties fo:background-color="#99ff66"/>
    </style:style>
    <style:style style:name="P5" style:family="paragraph" style:parent-style-name="Standard" style:list-style-name="L1">
      <style:text-properties fo:background-color="#ff6600"/>
    </style:style>
    <style:style style:name="P6" style:family="paragraph" style:parent-style-name="Standard" style:list-style-name="L1">
      <style:text-properties fo:background-color="#0084d1"/>
    </style:style>
    <style:style style:name="T1" style:family="text">
      <style:text-properties fo:background-color="#ff3333"/>
    </style:style>
    <style:style style:name="T2" style:family="text">
      <style:text-properties fo:background-color="#ffd320"/>
    </style:style>
    <style:style style:name="T3" style:family="text">
      <style:text-properties fo:background-color="#0000ff"/>
    </style:style>
    <style:style style:name="T4" style:family="text">
      <style:text-properties fo:background-color="#0084d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5cm" fo:text-indent="-0.635cm" fo:margin-left="2.51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cm" fo:text-indent="-0.635cm" fo:margin-left="3.1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5cm" fo:text-indent="-0.635cm" fo:margin-left="3.78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cm" fo:text-indent="-0.635cm" fo:margin-left="4.4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5cm" fo:text-indent="-0.635cm" fo:margin-left="5.05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cm" fo:text-indent="-0.635cm" fo:margin-left="5.6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5cm" fo:text-indent="-0.635cm" fo:margin-left="6.32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cm" fo:text-indent="-0.635cm" fo:margin-left="6.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5cm" fo:text-indent="-0.635cm" fo:margin-left="7.5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cm" fo:text-indent="-0.635cm" fo:margin-left="8.23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1292422315107867" text:style-name="L1">
        <text:list-header>
          <text:p text:style-name="P2">Kullanıcı İşlemleri Neler Olacak</text:p>
        </text:list-header>
        <text:list-item>
          <text:p text:style-name="P3">Login(PopUp Ekran Çalışması/Sunucu Tarafı)<text:span text:style-name="T1">(YAVUZ)1</text:span></text:p>
        </text:list-item>
        <text:list-item>
          <text:p text:style-name="P3">Register(PopUp Ekran Çalışması/Sunucu Tarafı)<text:span text:style-name="T1">(YAVUZ)1</text:span></text:p>
        </text:list-item>
        <text:list-item>
          <text:p text:style-name="P3">Menu<text:span text:style-name="T1">(AHMET-YAVUZ)1</text:span></text:p>
        </text:list-item>
        <text:list-item>
          <text:p text:style-name="P3">Hesabım</text:p>
          <text:list>
            <text:list-item>
              <text:p text:style-name="P3">Profil<text:span text:style-name="T1">(YAVUZ)1</text:span></text:p>
              <text:list>
                <text:list-item>
                  <text:p text:style-name="P3">Kullanıcı Bilgileri Değiştirme(Ekran Çalışması/Sunucu Tarafı)</text:p>
                </text:list-item>
                <text:list-item>
                  <text:p text:style-name="P3">Adres Bilgileri(Ekran Çalışması/Sunucu Tarafı)</text:p>
                </text:list-item>
                <text:list-item>
                  <text:p text:style-name="P3">Şifre Değişikliği(Ekran Çalışması/Sunucu Tarafı)</text:p>
                </text:list-item>
                <text:list-item>
                  <text:p text:style-name="P3">Çıkış(Sunucu Tarafı)</text:p>
                </text:list-item>
              </text:list>
            </text:list-item>
            <text:list-item>
              <text:p text:style-name="P3">Siparişler(Benim Satın Aldıklarım)(Komple Ekran Çalışması/Sunucu Tarafı)<text:span text:style-name="T1">(AHMET)1</text:span></text:p>
              <text:list>
                <text:list-item>
                  <text:p text:style-name="P3">Sipariş Listeleme</text:p>
                </text:list-item>
                <text:list-item>
                  <text:p text:style-name="P3">Sipariş Takip</text:p>
                </text:list-item>
                <text:list-item>
                  <text:p text:style-name="P3">Sipariş Tamamlandı Onayı</text:p>
                </text:list-item>
                <text:list-item>
                  <text:p text:style-name="P3">Sipariş İptal/İade İşlemleri</text:p>
                </text:list-item>
              </text:list>
            </text:list-item>
            <text:list-item>
              <text:p text:style-name="P3">Favoriler<text:span text:style-name="T4">(AHMET)1(Sunucu tarafı bitti ekran tarafı kaldı)</text:span></text:p>
              <text:list>
                <text:list-item>
                  <text:p text:style-name="P3">Fovori Listeleme(ekran tasarımı)</text:p>
                </text:list-item>
                <text:list-item>
                  <text:p text:style-name="P6">Favorilere Ekle/Çıkar(Sunucu Tarafı)</text:p>
                </text:list-item>
              </text:list>
            </text:list-item>
            <text:list-item>
              <text:p text:style-name="P3">Yorumlar<text:span text:style-name="T4">(AHMET)1(Sunucu tarafı bitti ekran tarafı kaldı)</text:span></text:p>
              <text:list>
                <text:list-item>
                  <text:p text:style-name="P3">Yorum Listeleme(Ürün Detay Ekran Çalışması/Yorumlarım Sayfası)</text:p>
                </text:list-item>
                <text:list-item>
                  <text:p text:style-name="P6">Yorum Sil(Sunucu Tarafı)</text:p>
                </text:list-item>
                <text:list-item>
                  <text:p text:style-name="P3">Yorum Ekle(Ürün Detay Ekran Çalışması)</text:p>
                </text:list-item>
              </text:list>
            </text:list-item>
            <text:list-item>
              <text:p text:style-name="P3">Ürün Talepleri(ilan mantığı)(SignalR-Ekran Çalışması/Sunucu Tarafı)<text:span text:style-name="T2">(AHMET-YAVUZ)2</text:span></text:p>
              <text:list>
                <text:list-item>
                  <text:p text:style-name="P3">Talep Oluştur(Ürün(marka,kategorisi,kendi) seçecek)</text:p>
                </text:list-item>
                <text:list-item>
                  <text:p text:style-name="P3">Ürün Talepleri Listem(Ekran Çalışması/Sunucu Tarafı)</text:p>
                  <text:list>
                    <text:list-item>
                      <text:p text:style-name="P3">Taleplerime Gelen Teklif Listesi</text:p>
                    </text:list-item>
                    <text:list-item>
                      <text:p text:style-name="P3">Teklifleri Kabul Et(Sepete Ekle)/Reddet</text:p>
                    </text:list-item>
                  </text:list>
                  <text:p text:style-name="P3"/>
                </text:list-item>
              </text:list>
            </text:list-item>
          </text:list>
        </text:list-item>
        <text:list-item>
          <text:p text:style-name="P3">Mağaza(<text:span text:style-name="T2">AHMET-YAVUZ)2</text:span></text:p>
          <text:list>
            <text:list-item>
              <text:p text:style-name="P3">Mağaza Profili(Tam olarak içeriğine sonra karar verilecek)</text:p>
              <text:list>
                <text:list-item>
                  <text:p text:style-name="P3">Mağaza Bilgileri Ekle/Düzenle</text:p>
                </text:list-item>
                <text:list-item>
                  <text:p text:style-name="P3">Dashboard belki</text:p>
                </text:list-item>
              </text:list>
            </text:list-item>
            <text:list-item>
              <text:p text:style-name="P3">Verdiğim Tekliflerim(Ekran Çalışması/Sunucu Tarafı)</text:p>
            </text:list-item>
            <text:list-item>
              <text:p text:style-name="P3">Ürün Talep Ekranı(Pazar)(Ekran Çalışması/Sunucu Tarafı-SignalR olacak)</text:p>
              <text:list>
                <text:list-item>
                  <text:p text:style-name="P3">Teklif Ver(SignalR)</text:p>
                </text:list-item>
                <text:list-item>
                  <text:p text:style-name="P3">İlgi Alanları</text:p>
                  <text:list>
                    <text:list-item>
                      <text:p text:style-name="P3">Marka(multiselect)</text:p>
                    </text:list-item>
                    <text:list-item>
                      <text:p text:style-name="P3">Kategori(multiselect)</text:p>
                    </text:list-item>
                    <text:list-item>
                      <text:p text:style-name="P3">Ürün(multiselect)</text:p>
                    </text:list-item>
                  </text:list>
                </text:list-item>
              </text:list>
            </text:list-item>
            <text:list-item>
              <text:p text:style-name="P3">Ürünlerim(Direk Satış)</text:p>
              <text:list>
                <text:list-item>
                  <text:p text:style-name="P3">Ürün Ekle/Kaldır/Düzenle(Ekran Çalışması/Sunucu Tarafı)</text:p>
                </text:list-item>
                <text:list-item>
                  <text:p text:style-name="P3">Ürünün Admin Tarafından Onay Durumu(Sunucu Tarafı)</text:p>
                </text:list-item>
              </text:list>
            </text:list-item>
          </text:list>
        </text:list-item>
        <text:list-item>
          <text:p text:style-name="P3">Sepet(SignalR-Ekran Çalışması/Sunucu Tarafı)<text:span text:style-name="T2">(AHMET-YAVUZ)2</text:span></text:p>
          <text:list>
            <text:list-item>
              <text:p text:style-name="P3">Sepet Listeleme</text:p>
              <text:list>
                <text:list-item>
                  <text:p text:style-name="P3">Sepete Ekle/Çıkar</text:p>
                </text:list-item>
              </text:list>
            </text:list-item>
          </text:list>
        </text:list-item>
        <text:list-item>
          <text:p text:style-name="P5">Ödeme(SSL sertifikasi)<text:span text:style-name="T3">(SONRA BAKILACAK)3</text:span></text:p>
          <text:list>
            <text:list-item>
              <text:p text:style-name="P5">Kart Bilgisi</text:p>
            </text:list-item>
            <text:list-item>
              <text:p text:style-name="P5"><text:soft-page-break/>Adres Bilgisi</text:p>
            </text:list-item>
            <text:list-item>
              <text:p text:style-name="P5">Onaylama</text:p>
              <text:p text:style-name="P5"/>
            </text:list-item>
          </text:list>
        </text:list-item>
        <text:list-item>
          <text:p text:style-name="P3">Bildirimler<text:span text:style-name="T3">(SignalR-SONRA BAKILACAK)3</text:span></text:p>
          <text:list>
            <text:list-item>
              <text:p text:style-name="P3">Her Ürün Talebi için hangi abonelere bildirim nasıl gidicek.(Genel)</text:p>
            </text:list-item>
            <text:list-item>
              <text:p text:style-name="P3">Kullanıcının Kendi Oluşturduğu Ürün Talebi için gelen teklif bildirimleri.</text:p>
            </text:list-item>
            <text:list-item>
              <text:p text:style-name="P5">Ürünün satın alındı.Şiparişin var bildirimi.</text:p>
            </text:list-item>
            <text:list-item>
              <text:p text:style-name="P5">Sipariş Durumu Değişiklik Bildirimi.</text:p>
            </text:list-item>
          </text:list>
        </text:list-item>
        <text:list-item>
          <text:p text:style-name="P3"/>
        </text:list-item>
      </text:list>
      <text:p text:style-name="P1"><text:tab/>Admin İşlemleri<text:span text:style-name="T1">(YAVUZ)1</text:span></text:p>
      <text:list xml:id="list6166377501123974228" text:style-name="L2">
        <text:list-item>
          <text:p text:style-name="P4">User kayıt doğrulama</text:p>
          <text:list>
            <text:list-item>
              <text:p text:style-name="P4">Mail Auth.</text:p>
            </text:list-item>
          </text:list>
        </text:list-item>
        <text:list-item>
          <text:p text:style-name="P4">Mağaza Ürün Onaylama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itle" style:family="paragraph" style:parent-style-name="Standard" style:class="chapter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1DT4H26M10S</meta:editing-duration>
    <meta:editing-cycles>14</meta:editing-cycles>
    <meta:generator>OpenOffice/4.1.7$Win32 OpenOffice.org_project/417m1$Build-9800</meta:generator>
    <dc:date>2020-06-06T16:32:10.90</dc:date>
    <meta:document-statistic meta:table-count="0" meta:image-count="0" meta:object-count="0" meta:page-count="2" meta:paragraph-count="57" meta:word-count="251" meta:character-count="2080"/>
    <meta:user-defined meta:name="Info 1"/>
    <meta:user-defined meta:name="Info 2"/>
    <meta:user-defined meta:name="Info 3"/>
    <meta:user-defined meta:name="Info 4"/>
  </office:meta>
</office:document-meta>
</file>